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f852" officeooo:paragraph-rsid="0008f852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8f852" officeooo:paragraph-rsid="0008f852" style:font-weight-asian="bold" style:font-weight-complex="bold"/>
    </style:style>
    <style:style style:name="P3" style:family="paragraph" style:parent-style-name="Standard">
      <style:text-properties officeooo:rsid="000bd7ae" officeooo:paragraph-rsid="000bd7ae"/>
    </style:style>
    <style:style style:name="P4" style:family="paragraph" style:parent-style-name="Standard">
      <style:text-properties officeooo:rsid="000cd62d" officeooo:paragraph-rsid="000cd62d"/>
    </style:style>
    <style:style style:name="P5" style:family="paragraph" style:parent-style-name="Standard">
      <style:text-properties officeooo:rsid="000ff672" officeooo:paragraph-rsid="000ff672"/>
    </style:style>
    <style:style style:name="P6" style:family="paragraph" style:parent-style-name="Standard">
      <style:text-properties fo:font-weight="bold" officeooo:rsid="000ff672" officeooo:paragraph-rsid="000ff672" style:font-weight-asian="bold" style:font-weight-complex="bold"/>
    </style:style>
    <style:style style:name="P7" style:family="paragraph" style:parent-style-name="Standard">
      <style:text-properties officeooo:rsid="00125b37" officeooo:paragraph-rsid="00125b37"/>
    </style:style>
    <style:style style:name="P8" style:family="paragraph" style:parent-style-name="Standard">
      <style:text-properties officeooo:rsid="00156856" officeooo:paragraph-rsid="00156856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Standard">
      <style:text-properties officeooo:rsid="00156856" officeooo:paragraph-rsid="00156856"/>
    </style:style>
    <style:style style:name="P12" style:family="paragraph" style:parent-style-name="Standard">
      <style:text-properties officeooo:rsid="00156856" officeooo:paragraph-rsid="0010922a"/>
    </style:style>
    <style:style style:name="T1" style:family="text">
      <style:text-properties officeooo:rsid="000e78ed"/>
    </style:style>
    <style:style style:name="T2" style:family="text">
      <style:text-properties officeooo:rsid="00163f4e"/>
    </style:style>
    <style:style style:name="T3" style:family="text">
      <style:text-properties officeooo:rsid="00172778"/>
    </style:style>
    <style:style style:name="T4" style:family="text">
      <style:text-properties officeooo:rsid="0018c940"/>
    </style:style>
    <style:style style:name="T5" style:family="text">
      <style:text-properties officeooo:rsid="001aa994"/>
    </style:style>
    <style:style style:name="T6" style:family="text">
      <style:text-properties officeooo:rsid="001dcb78"/>
    </style:style>
    <style:style style:name="T7" style:family="text">
      <style:text-properties officeooo:rsid="001e6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Arquivos em Geral</text:span> <text:span text:style-name="T7">d</text:span>o CakePHP 3</text:p>
      <text:p text:style-name="P1"/>
      <text:p text:style-name="P1"/>
      <text:p text:style-name="P3">Vamos da<text:span text:style-name="T6">r</text:span> uma olhada na estrutura de diretórios do CakePHP 3.</text:p>
      <text:p text:style-name="P3"/>
      <text:p text:style-name="P5"/>
      <text:p text:style-name="P6">Estrutura de Arquivos e Diretórios</text:p>
      <text:p text:style-name="P3"/>
      <text:p text:style-name="P4">cliente/bin – <text:span text:style-name="T1">script executável cake for linux e for windows, </text:span></text:p>
      <text:p text:style-name="P4">cliente/config – <text:span text:style-name="T1">os vários scripts de configuração, app.php, routes.php, etc</text:span></text:p>
      <text:p text:style-name="P4">cliente/logs</text:p>
      <text:p text:style-name="P4">cliente/plugins – <text:span text:style-name="T1">plugins de terceiros instalados manualmente</text:span></text:p>
      <text:p text:style-name="P4">cliente/src – <text:span text:style-name="T1">todo o código da aplicação fica neste diretório: controllers, models, views, etc.</text:span></text:p>
      <text:p text:style-name="P4">cliente/tests</text:p>
      <text:p text:style-name="P4">cliente/tmp</text:p>
      <text:p text:style-name="P4">cliente/vendor – <text:span text:style-name="T1">todas as bibliotecas, do CakePHP e de terceiros</text:span></text:p>
      <text:p text:style-name="P4">cliente/webroot – <text:span text:style-name="T1">css, javascript, imagens, etc</text:span></text:p>
      <text:p text:style-name="P4">cliente/composer.json</text:p>
      <text:p text:style-name="P4">cliente/composer.lock</text:p>
      <text:p text:style-name="P4">cliente/index.php</text:p>
      <text:p text:style-name="P4">cliente/phpunit.xml.dist</text:p>
      <text:p text:style-name="P4">cliente/README.md</text:p>
      <text:p text:style-name="P4"/>
      <text:p text:style-name="P5">Mais detalhes:</text:p>
      <text:p text:style-name="P7"><text:a xlink:type="simple" xlink:href="https://book.cakephp.org/3.0/pt/installation.html" text:style-name="Internet_20_link" text:visited-style-name="Visited_20_Internet_20_Link">https://book.cakephp.org/3.0/pt/installation.html</text:a>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7-04-21T17:23:11.180479008</meta:creation-date>
    <dc:date>2017-04-23T09:51:23.972218896</dc:date>
    <dc:creator>Ribamar FS</dc:creator>
    <meta:editing-duration>PT1H6M25S</meta:editing-duration>
    <meta:editing-cycles>23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84" meta:character-count="730" meta:non-whitespace-character-count="657"/>
  </office:meta>
</office:document-meta>
</file>